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control the robot. At the end of this chapter, you should understand the concepts behind infrared data transmission, serial data transfer, Arduino data String objects, and case statements. Now on to the fun stuff.</text:p>
      <text:p text:style-name="Text_20_body"/>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each time you press a button. Each pulse that is emitted is one of two lengths - if intended to be interpreted as a LOW bit (0), the pulse duration is approximately 500 microseconds (0.5mS), whereas the duration of a HIGH pulse (1) is approximately 1100 microseconds (1.1mS). We can easily read the pulses that are transmitted using the pulseIn() command on the Arduino as shown: <text:s/></text:p>
      <text:p text:style-name="Text_20_body"/>
      <text:p text:style-name="Text_20_body"><text:s text:c="2"/>pulse_val = pulseIn(4, HIGH, 10000);</text:p>
      <text:p text:style-name="Text_20_body"/>
      <text:p text:style-name="Text_20_body"><text:s text:c="2"/>This command takes 3 arguments and will watch a given pin (the first argument - D4 in the example above) as an input. When the pin changes state from 0v to +5v, this pulseIn() command will start recording the time duration in microseconds of how long that pin stays HIGH, which is the second argument that determines what part of the pulse to measure (LOW, HIGH, or CHANGE). Once the electrical pulse is finished and the voltage level drops back down to 0v, the value that was calculated is then passed into the "pulse_val" variable shown above. The third argument is optional, but determines how long (in microseconds) the Arduino will wait on that pin to receive a pulse before it continues to the rest of the loop - if ommitted, the default "timeout" value is 1 second (100000uS).</text:p>
      <text:p text:style-name="Text_20_body"/>
      <text:p text:style-name="Text_20_body"><text:soft-page-break/><text:s text:c="2"/>So now we know how to read the individual pulses that come out of the infrared detector, but those values are intended to be converted into binary or boolean data (1's or 0's) – where 1 corresponds to a HIGH pulse and 0 corresponds to a LOW pulse.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 text:c="4"/>void booleanize(){</text:p>
      <text:p text:style-name="Text_20_body"><text:s text:c="6"/>if (pulse_val &gt; 750){</text:p>
      <text:p text:style-name="Text_20_body"><text:s text:c="8"/>pulse_val = 1;</text:p>
      <text:p text:style-name="Text_20_body"><text:s text:c="6"/>}</text:p>
      <text:p text:style-name="Text_20_body"><text:s text:c="6"/>else {</text:p>
      <text:p text:style-name="Text_20_body"><text:s text:c="8"/>pulse_val = 0;</text:p>
      <text:p text:style-name="Text_20_body"><text:s text:c="6"/>}</text:p>
      <text:p text:style-name="Text_20_body"><text:s text:c="4"/>}</text:p>
      <text:p text:style-name="Text_20_body"/>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soft-page-break/><text:tab/>String test_string = “Hello”</text:p>
      <text:p text:style-name="Text_20_body"><text:s text:c="2"/>Notice that this string contains characters like “H” and “e” -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text:p>
      <text:p text:style-name="Text_20_body"><text:s text:c="2"/>The Arduino language has a method called “substring()” that we can use on String objects that will allow us to check a specific index (or range of indexes) to see if they match another string. We will use this feature after we record the values from the IR remote and store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00001”, and we wanted to check and see if the character at index position 4 (the one at the end) is equal to “1”, we would use the substring method to make this query:</text:p>
      <text:p text:style-name="Text_20_body"><text:s text:c="2"/>String tester = “00001”</text:p>
      <text:p text:style-name="Text_20_body"><text:s text:c="2"/>if (tester.substring(4) == "1"){</text:p>
      <text:p text:style-name="Text_20_body"><text:s text:c="4"/>// do something cool here</text:p>
      <text:p text:style-name="Text_20_body"><text:s text:c="2"/>}</text:p>
      <text:p text:style-name="Text_20_body"><text:s text:c="2"/>You would definitely get to do something cool there, because that if statement would pass since the last character (index 4) in the string named “tester” is equal to 1.</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 text:c="2"/>String stringOne = “Hello ”;</text:p>
      <text:p text:style-name="Text_20_body"><text:s text:c="2"/>String stringTwo = “World”;</text:p>
      <text:p text:style-name="Text_20_body"><text:s text:c="2"/>String stringThree = stringOne + stringTwo;</text:p>
      <text:p text:style-name="Text_20_body"><text:s text:c="2"/>stringThree =&gt; “Hello World”</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oft-page-break/><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 A 20 digit binary string can have over 1,000,000 combinations of individual codes (2^20) - luckily there are only a handful of functions that we will use for our robot, so we don't need to decode all 1 million of the possible codes.</text:p>
      <text:p text:style-name="Text_20_body"><text:tab/></text:p>
      <text:p text:style-name="Text_20_body"/>
      <text:p text:style-name="Text_20_body"/>
      <text:p text:style-name="Text_20_body"><text:s text:c="2"/>Furthermore, 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that has a logic chip built-in to ignore non-control related infrared light. These detectors can be found in nearly any VCR, DVD player, TV, or other remotely controlled indoor appliance - and can easily be read using your Arduino. Radio Shack also sells these Infrared Receiver Modules for about $4 each (part #276-640). The receiver contains 3 pins - +5v, GND, and Input. Simply connect these pins to your Arduino, and you can read the input of the IR module from any Arduino I/O pin.</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document-statistic meta:table-count="0" meta:image-count="0" meta:object-count="0" meta:page-count="4" meta:paragraph-count="44" meta:word-count="1637" meta:character-count="9550" meta:non-whitespace-character-count="7641"/>
    <dc:date>2012-09-25T00:33:09</dc:date>
    <dc:creator>JD </dc:creator>
    <meta:editing-duration>PT2M53S</meta:editing-duration>
    <meta:editing-cycles>1</meta:editing-cycles>
  </office:meta>
</office:document-meta>
</file>